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09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0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elocities" table:style-name="ta1">
        <table:shapes>
          <draw:frame draw:z-index="0" draw:style-name="gr1" draw:text-style-name="P1" svg:width="6.2988in" svg:height="3.5453in" svg:x="7.3854in" svg:y="4.6327in">
            <draw:object draw:notify-on-update-of-ranges="velocities.A1:velocities.A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53in" svg:x="7.9181in" svg:y="0.6169in">
            <draw:object draw:notify-on-update-of-ranges="velocities.B1:velocities.B24 velocities.D1:velocities.D2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53in" svg:x="0.3236in" svg:y="4.6331in">
            <draw:object draw:notify-on-update-of-ranges="velocities.C1:velocities.C2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" table:default-cell-style-name="Default"/>
        <table:table-row table:style-name="ro1">
          <table:table-cell office:value-type="float" office:value="3.49126340662881" calcext:value-type="float">
            <text:p>3.4912634066</text:p>
          </table:table-cell>
          <table:table-cell office:value-type="float" office:value="-6.31420815495633" calcext:value-type="float">
            <text:p>-6.314208155</text:p>
          </table:table-cell>
          <table:table-cell office:value-type="float" office:value="11.582300480805" calcext:value-type="float">
            <text:p>11.5823004808</text:p>
          </table:table-cell>
          <table:table-cell office:value-type="float" office:value="0" calcext:value-type="float">
            <text:p>0</text:p>
          </table:table-cell>
          <table:table-cell table:formula="of:=[.A1]*1000" office:value-type="float" office:value="3491.26340662881" calcext:value-type="float">
            <text:p>3491.2634066288</text:p>
          </table:table-cell>
          <table:table-cell table:formula="of:=[.B1]*1000" office:value-type="float" office:value="-6314.20815495633" calcext:value-type="float">
            <text:p>-6314.2081549563</text:p>
          </table:table-cell>
          <table:table-cell table:formula="of:=[.C1]*1000" office:value-type="float" office:value="11582.300480805" calcext:value-type="float">
            <text:p>11582.300480805</text:p>
          </table:table-cell>
          <table:table-cell table:number-columns-repeated="11"/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.57518219426391" calcext:value-type="float">
            <text:p>3.5751821943</text:p>
          </table:table-cell>
          <table:table-cell office:value-type="float" office:value="-6.36888560036981" calcext:value-type="float">
            <text:p>-6.3688856004</text:p>
          </table:table-cell>
          <table:table-cell office:value-type="float" office:value="11.8310518584168" calcext:value-type="float">
            <text:p>11.8310518584</text:p>
          </table:table-cell>
          <table:table-cell office:value-type="float" office:value="1" calcext:value-type="float">
            <text:p>1</text:p>
          </table:table-cell>
          <table:table-cell table:formula="of:=[.A2]*1000" office:value-type="float" office:value="3575.18219426391" calcext:value-type="float">
            <text:p>3575.1821942639</text:p>
          </table:table-cell>
          <table:table-cell table:formula="of:=[.B2]*1000" office:value-type="float" office:value="-6368.88560036981" calcext:value-type="float">
            <text:p>-6368.8856003698</text:p>
          </table:table-cell>
          <table:table-cell table:formula="of:=[.C2]*1000" office:value-type="float" office:value="11831.0518584168" calcext:value-type="float">
            <text:p>11831.0518584168</text:p>
          </table:table-cell>
          <table:table-cell table:number-columns-repeated="12"/>
        </table:table-row>
        <table:table-row table:style-name="ro1">
          <table:table-cell office:value-type="float" office:value="3.66615500315244" calcext:value-type="float">
            <text:p>3.6661550032</text:p>
          </table:table-cell>
          <table:table-cell office:value-type="float" office:value="-6.42479175487561" calcext:value-type="float">
            <text:p>-6.4247917549</text:p>
          </table:table-cell>
          <table:table-cell office:value-type="float" office:value="12.0997179482489" calcext:value-type="float">
            <text:p>12.0997179482</text:p>
          </table:table-cell>
          <table:table-cell office:value-type="float" office:value="2" calcext:value-type="float">
            <text:p>2</text:p>
          </table:table-cell>
          <table:table-cell table:formula="of:=[.A3]*1000" office:value-type="float" office:value="3666.15500315244" calcext:value-type="float">
            <text:p>3666.1550031524</text:p>
          </table:table-cell>
          <table:table-cell table:formula="of:=[.B3]*1000" office:value-type="float" office:value="-6424.79175487561" calcext:value-type="float">
            <text:p>-6424.7917548756</text:p>
          </table:table-cell>
          <table:table-cell table:formula="of:=[.C3]*1000" office:value-type="float" office:value="12099.7179482489" calcext:value-type="float">
            <text:p>12099.7179482489</text:p>
          </table:table-cell>
          <table:table-cell table:number-columns-repeated="12"/>
        </table:table-row>
        <table:table-row table:style-name="ro1">
          <table:table-cell office:value-type="float" office:value="3.76523507178977" calcext:value-type="float">
            <text:p>3.7652350718</text:p>
          </table:table-cell>
          <table:table-cell office:value-type="float" office:value="-6.48176715423807" calcext:value-type="float">
            <text:p>-6.4817671542</text:p>
          </table:table-cell>
          <table:table-cell office:value-type="float" office:value="12.3911793782037" calcext:value-type="float">
            <text:p>12.3911793782</text:p>
          </table:table-cell>
          <table:table-cell office:value-type="float" office:value="3" calcext:value-type="float">
            <text:p>3</text:p>
          </table:table-cell>
          <table:table-cell table:formula="of:=[.A4]*1000" office:value-type="float" office:value="3765.23507178977" calcext:value-type="float">
            <text:p>3765.2350717898</text:p>
          </table:table-cell>
          <table:table-cell table:formula="of:=[.B4]*1000" office:value-type="float" office:value="-6481.76715423807" calcext:value-type="float">
            <text:p>-6481.7671542381</text:p>
          </table:table-cell>
          <table:table-cell table:formula="of:=[.C4]*1000" office:value-type="float" office:value="12391.1793782037" calcext:value-type="float">
            <text:p>12391.1793782037</text:p>
          </table:table-cell>
          <table:table-cell table:number-columns-repeated="12"/>
        </table:table-row>
        <table:table-row table:style-name="ro1">
          <table:table-cell office:value-type="float" office:value="3.87371075068317" calcext:value-type="float">
            <text:p>3.8737107507</text:p>
          </table:table-cell>
          <table:table-cell office:value-type="float" office:value="-6.53955484839426" calcext:value-type="float">
            <text:p>-6.5395548484</text:p>
          </table:table-cell>
          <table:table-cell office:value-type="float" office:value="12.7089400317941" calcext:value-type="float">
            <text:p>12.7089400318</text:p>
          </table:table-cell>
          <table:table-cell office:value-type="float" office:value="4" calcext:value-type="float">
            <text:p>4</text:p>
          </table:table-cell>
          <table:table-cell table:formula="of:=[.A5]*1000" office:value-type="float" office:value="3873.71075068317" calcext:value-type="float">
            <text:p>3873.7107506832</text:p>
          </table:table-cell>
          <table:table-cell table:formula="of:=[.B5]*1000" office:value-type="float" office:value="-6539.55484839426" calcext:value-type="float">
            <text:p>-6539.5548483943</text:p>
          </table:table-cell>
          <table:table-cell table:formula="of:=[.C5]*1000" office:value-type="float" office:value="12708.9400317941" calcext:value-type="float">
            <text:p>12708.9400317941</text:p>
          </table:table-cell>
          <table:table-cell table:number-columns-repeated="12"/>
        </table:table-row>
        <table:table-row table:style-name="ro1">
          <table:table-cell office:value-type="float" office:value="3.99317732390346" calcext:value-type="float">
            <text:p>3.9931773239</text:p>
          </table:table-cell>
          <table:table-cell office:value-type="float" office:value="-6.59775368897282" calcext:value-type="float">
            <text:p>-6.597753689</text:p>
          </table:table-cell>
          <table:table-cell office:value-type="float" office:value="13.0573120924358" calcext:value-type="float">
            <text:p>13.0573120924</text:p>
          </table:table-cell>
          <table:table-cell office:value-type="float" office:value="5" calcext:value-type="float">
            <text:p>5</text:p>
          </table:table-cell>
          <table:table-cell table:formula="of:=[.A6]*1000" office:value-type="float" office:value="3993.17732390346" calcext:value-type="float">
            <text:p>3993.1773239035</text:p>
          </table:table-cell>
          <table:table-cell table:formula="of:=[.B6]*1000" office:value-type="float" office:value="-6597.75368897282" calcext:value-type="float">
            <text:p>-6597.7536889728</text:p>
          </table:table-cell>
          <table:table-cell table:formula="of:=[.C6]*1000" office:value-type="float" office:value="13057.3120924358" calcext:value-type="float">
            <text:p>13057.3120924358</text:p>
          </table:table-cell>
          <table:table-cell table:number-columns-repeated="12"/>
        </table:table-row>
        <table:table-row table:style-name="ro1">
          <table:table-cell office:value-type="float" office:value="4.12563742288044" calcext:value-type="float">
            <text:p>4.1256374229</text:p>
          </table:table-cell>
          <table:table-cell office:value-type="float" office:value="-6.65574670273474" calcext:value-type="float">
            <text:p>-6.6557467027</text:p>
          </table:table-cell>
          <table:table-cell office:value-type="float" office:value="13.4416729088809" calcext:value-type="float">
            <text:p>13.4416729089</text:p>
          </table:table-cell>
          <table:table-cell office:value-type="float" office:value="6" calcext:value-type="float">
            <text:p>6</text:p>
          </table:table-cell>
          <table:table-cell table:formula="of:=[.A7]*1000" office:value-type="float" office:value="4125.63742288044" calcext:value-type="float">
            <text:p>4125.6374228804</text:p>
          </table:table-cell>
          <table:table-cell table:formula="of:=[.B7]*1000" office:value-type="float" office:value="-6655.74670273474" calcext:value-type="float">
            <text:p>-6655.7467027347</text:p>
          </table:table-cell>
          <table:table-cell table:formula="of:=[.C7]*1000" office:value-type="float" office:value="13441.6729088809" calcext:value-type="float">
            <text:p>13441.6729088809</text:p>
          </table:table-cell>
          <table:table-cell table:number-columns-repeated="12"/>
        </table:table-row>
        <table:table-row table:style-name="ro1">
          <table:table-cell office:value-type="float" office:value="4.27364447643997" calcext:value-type="float">
            <text:p>4.2736444764</text:p>
          </table:table-cell>
          <table:table-cell office:value-type="float" office:value="-6.71258887198962" calcext:value-type="float">
            <text:p>-6.712588872</text:p>
          </table:table-cell>
          <table:table-cell office:value-type="float" office:value="13.8688290428357" calcext:value-type="float">
            <text:p>13.8688290428</text:p>
          </table:table-cell>
          <table:table-cell office:value-type="float" office:value="7" calcext:value-type="float">
            <text:p>7</text:p>
          </table:table-cell>
          <table:table-cell table:formula="of:=[.A8]*1000" office:value-type="float" office:value="4273.64447643997" calcext:value-type="float">
            <text:p>4273.64447644</text:p>
          </table:table-cell>
          <table:table-cell table:formula="of:=[.B8]*1000" office:value-type="float" office:value="-6712.58887198962" calcext:value-type="float">
            <text:p>-6712.5888719896</text:p>
          </table:table-cell>
          <table:table-cell table:formula="of:=[.C8]*1000" office:value-type="float" office:value="13868.8290428357" calcext:value-type="float">
            <text:p>13868.8290428357</text:p>
          </table:table-cell>
          <table:table-cell table:number-columns-repeated="12"/>
        </table:table-row>
        <table:table-row table:style-name="ro1">
          <table:table-cell office:value-type="float" office:value="4.4405127284632" calcext:value-type="float">
            <text:p>4.4405127285</text:p>
          </table:table-cell>
          <table:table-cell office:value-type="float" office:value="-6.76682682045774" calcext:value-type="float">
            <text:p>-6.7668268205</text:p>
          </table:table-cell>
          <table:table-cell office:value-type="float" office:value="14.3475445173819" calcext:value-type="float">
            <text:p>14.3475445174</text:p>
          </table:table-cell>
          <table:table-cell office:value-type="float" office:value="8" calcext:value-type="float">
            <text:p>8</text:p>
          </table:table-cell>
          <table:table-cell table:formula="of:=[.A9]*1000" office:value-type="float" office:value="4440.5127284632" calcext:value-type="float">
            <text:p>4440.5127284632</text:p>
          </table:table-cell>
          <table:table-cell table:formula="of:=[.B9]*1000" office:value-type="float" office:value="-6766.82682045774" calcext:value-type="float">
            <text:p>-6766.8268204577</text:p>
          </table:table-cell>
          <table:table-cell table:formula="of:=[.C9]*1000" office:value-type="float" office:value="14347.5445173819" calcext:value-type="float">
            <text:p>14347.5445173819</text:p>
          </table:table-cell>
          <table:table-cell table:number-columns-repeated="12"/>
        </table:table-row>
        <table:table-row table:style-name="ro1">
          <table:table-cell office:value-type="float" office:value="4.63063347663744" calcext:value-type="float">
            <text:p>4.6306334766</text:p>
          </table:table-cell>
          <table:table-cell office:value-type="float" office:value="-6.81620035190275" calcext:value-type="float">
            <text:p>-6.8162003519</text:p>
          </table:table-cell>
          <table:table-cell office:value-type="float" office:value="14.8893282341728" calcext:value-type="float">
            <text:p>14.8893282342</text:p>
          </table:table-cell>
          <table:table-cell office:value-type="float" office:value="9" calcext:value-type="float">
            <text:p>9</text:p>
          </table:table-cell>
          <table:table-cell table:formula="of:=[.A10]*1000" office:value-type="float" office:value="4630.63347663744" calcext:value-type="float">
            <text:p>4630.6334766374</text:p>
          </table:table-cell>
          <table:table-cell table:formula="of:=[.B10]*1000" office:value-type="float" office:value="-6816.20035190275" calcext:value-type="float">
            <text:p>-6816.2003519028</text:p>
          </table:table-cell>
          <table:table-cell table:formula="of:=[.C10]*1000" office:value-type="float" office:value="14889.3282341728" calcext:value-type="float">
            <text:p>14889.3282341728</text:p>
          </table:table-cell>
          <table:table-cell table:number-columns-repeated="12"/>
        </table:table-row>
        <table:table-row table:style-name="ro1">
          <table:table-cell office:value-type="float" office:value="4.84996699715108" calcext:value-type="float">
            <text:p>4.8499669972</text:p>
          </table:table-cell>
          <table:table-cell office:value-type="float" office:value="-6.85713076045447" calcext:value-type="float">
            <text:p>-6.8571307605</text:p>
          </table:table-cell>
          <table:table-cell office:value-type="float" office:value="15.5096446999322" calcext:value-type="float">
            <text:p>15.5096446999</text:p>
          </table:table-cell>
          <table:table-cell office:value-type="float" office:value="10" calcext:value-type="float">
            <text:p>10</text:p>
          </table:table-cell>
          <table:table-cell table:formula="of:=[.A11]*1000" office:value-type="float" office:value="4849.96699715108" calcext:value-type="float">
            <text:p>4849.9669971511</text:p>
          </table:table-cell>
          <table:table-cell table:formula="of:=[.B11]*1000" office:value-type="float" office:value="-6857.13076045447" calcext:value-type="float">
            <text:p>-6857.1307604545</text:p>
          </table:table-cell>
          <table:table-cell table:formula="of:=[.C11]*1000" office:value-type="float" office:value="15509.6446999322" calcext:value-type="float">
            <text:p>15509.6446999322</text:p>
          </table:table-cell>
          <table:table-cell table:number-columns-repeated="12"/>
        </table:table-row>
        <table:table-row table:style-name="ro1">
          <table:table-cell office:value-type="float" office:value="5.10683744598642" calcext:value-type="float">
            <text:p>5.106837446</text:p>
          </table:table-cell>
          <table:table-cell office:value-type="float" office:value="-6.88380598805896" calcext:value-type="float">
            <text:p>-6.8838059881</text:p>
          </table:table-cell>
          <table:table-cell office:value-type="float" office:value="16.2298441262193" calcext:value-type="float">
            <text:p>16.2298441262</text:p>
          </table:table-cell>
          <table:table-cell office:value-type="float" office:value="11" calcext:value-type="float">
            <text:p>11</text:p>
          </table:table-cell>
          <table:table-cell table:formula="of:=[.A12]*1000" office:value-type="float" office:value="5106.83744598642" calcext:value-type="float">
            <text:p>5106.8374459864</text:p>
          </table:table-cell>
          <table:table-cell table:formula="of:=[.B12]*1000" office:value-type="float" office:value="-6883.80598805896" calcext:value-type="float">
            <text:p>-6883.805988059</text:p>
          </table:table-cell>
          <table:table-cell table:formula="of:=[.C12]*1000" office:value-type="float" office:value="16229.8441262193" calcext:value-type="float">
            <text:p>16229.8441262193</text:p>
          </table:table-cell>
          <table:table-cell table:number-columns-repeated="12"/>
        </table:table-row>
        <table:table-row table:style-name="ro1">
          <table:table-cell office:value-type="float" office:value="5.413276640297" calcext:value-type="float">
            <text:p>5.4132766403</text:p>
          </table:table-cell>
          <table:table-cell office:value-type="float" office:value="-6.88645989296915" calcext:value-type="float">
            <text:p>-6.886459893</text:p>
          </table:table-cell>
          <table:table-cell office:value-type="float" office:value="17.0803730845821" calcext:value-type="float">
            <text:p>17.0803730846</text:p>
          </table:table-cell>
          <table:table-cell office:value-type="float" office:value="12" calcext:value-type="float">
            <text:p>12</text:p>
          </table:table-cell>
          <table:table-cell table:formula="of:=[.A13]*1000" office:value-type="float" office:value="5413.276640297" calcext:value-type="float">
            <text:p>5413.276640297</text:p>
          </table:table-cell>
          <table:table-cell table:formula="of:=[.B13]*1000" office:value-type="float" office:value="-6886.45989296915" calcext:value-type="float">
            <text:p>-6886.4598929692</text:p>
          </table:table-cell>
          <table:table-cell table:formula="of:=[.C13]*1000" office:value-type="float" office:value="17080.3730845821" calcext:value-type="float">
            <text:p>17080.3730845821</text:p>
          </table:table-cell>
          <table:table-cell table:number-columns-repeated="12"/>
        </table:table-row>
        <table:table-row table:style-name="ro1">
          <table:table-cell office:value-type="float" office:value="5.78742253821573" calcext:value-type="float">
            <text:p>5.7874225382</text:p>
          </table:table-cell>
          <table:table-cell office:value-type="float" office:value="-6.8479276325014" calcext:value-type="float">
            <text:p>-6.8479276325</text:p>
          </table:table-cell>
          <table:table-cell office:value-type="float" office:value="18.1063931599566" calcext:value-type="float">
            <text:p>18.10639316</text:p>
          </table:table-cell>
          <table:table-cell office:value-type="float" office:value="13" calcext:value-type="float">
            <text:p>13</text:p>
          </table:table-cell>
          <table:table-cell table:formula="of:=[.A14]*1000" office:value-type="float" office:value="5787.42253821573" calcext:value-type="float">
            <text:p>5787.4225382157</text:p>
          </table:table-cell>
          <table:table-cell table:formula="of:=[.B14]*1000" office:value-type="float" office:value="-6847.9276325014" calcext:value-type="float">
            <text:p>-6847.9276325014</text:p>
          </table:table-cell>
          <table:table-cell table:formula="of:=[.C14]*1000" office:value-type="float" office:value="18106.3931599566" calcext:value-type="float">
            <text:p>18106.3931599566</text:p>
          </table:table-cell>
          <table:table-cell table:number-columns-repeated="12"/>
        </table:table-row>
        <table:table-row table:style-name="ro1">
          <table:table-cell office:value-type="float" office:value="6.25809464991197" calcext:value-type="float">
            <text:p>6.2580946499</text:p>
          </table:table-cell>
          <table:table-cell office:value-type="float" office:value="-6.73618950969669" calcext:value-type="float">
            <text:p>-6.7361895097</text:p>
          </table:table-cell>
          <table:table-cell office:value-type="float" office:value="19.37823365937" calcext:value-type="float">
            <text:p>19.3782336594</text:p>
          </table:table-cell>
          <table:table-cell office:value-type="float" office:value="14" calcext:value-type="float">
            <text:p>14</text:p>
          </table:table-cell>
          <table:table-cell table:formula="of:=[.A15]*1000" office:value-type="float" office:value="6258.09464991197" calcext:value-type="float">
            <text:p>6258.094649912</text:p>
          </table:table-cell>
          <table:table-cell table:formula="of:=[.B15]*1000" office:value-type="float" office:value="-6736.18950969669" calcext:value-type="float">
            <text:p>-6736.1895096967</text:p>
          </table:table-cell>
          <table:table-cell table:formula="of:=[.C15]*1000" office:value-type="float" office:value="19378.23365937" calcext:value-type="float">
            <text:p>19378.23365937</text:p>
          </table:table-cell>
          <table:table-cell table:number-columns-repeated="12"/>
        </table:table-row>
        <table:table-row table:style-name="ro1">
          <table:table-cell office:value-type="float" office:value="6.87427732001778" calcext:value-type="float">
            <text:p>6.87427732</text:p>
          </table:table-cell>
          <table:table-cell office:value-type="float" office:value="-6.48652091679311" calcext:value-type="float">
            <text:p>-6.4865209168</text:p>
          </table:table-cell>
          <table:table-cell office:value-type="float" office:value="21.0123373537183" calcext:value-type="float">
            <text:p>21.0123373537</text:p>
          </table:table-cell>
          <table:table-cell office:value-type="float" office:value="15" calcext:value-type="float">
            <text:p>15</text:p>
          </table:table-cell>
          <table:table-cell table:formula="of:=[.A16]*1000" office:value-type="float" office:value="6874.27732001778" calcext:value-type="float">
            <text:p>6874.2773200178</text:p>
          </table:table-cell>
          <table:table-cell table:formula="of:=[.B16]*1000" office:value-type="float" office:value="-6486.52091679311" calcext:value-type="float">
            <text:p>-6486.5209167931</text:p>
          </table:table-cell>
          <table:table-cell table:formula="of:=[.C16]*1000" office:value-type="float" office:value="21012.3373537183" calcext:value-type="float">
            <text:p>21012.3373537183</text:p>
          </table:table-cell>
          <table:table-cell table:number-columns-repeated="12"/>
        </table:table-row>
        <table:table-row table:style-name="ro1">
          <table:table-cell office:value-type="float" office:value="7.72695588530334" calcext:value-type="float">
            <text:p>7.7269558853</text:p>
          </table:table-cell>
          <table:table-cell office:value-type="float" office:value="-5.9526052042175" calcext:value-type="float">
            <text:p>-5.9526052042</text:p>
          </table:table-cell>
          <table:table-cell office:value-type="float" office:value="23.2171527347324" calcext:value-type="float">
            <text:p>23.2171527347</text:p>
          </table:table-cell>
          <table:table-cell office:value-type="float" office:value="16" calcext:value-type="float">
            <text:p>16</text:p>
          </table:table-cell>
          <table:table-cell table:formula="of:=[.A17]*1000" office:value-type="float" office:value="7726.95588530334" calcext:value-type="float">
            <text:p>7726.9558853033</text:p>
          </table:table-cell>
          <table:table-cell table:formula="of:=[.B17]*1000" office:value-type="float" office:value="-5952.6052042175" calcext:value-type="float">
            <text:p>-5952.6052042175</text:p>
          </table:table-cell>
          <table:table-cell table:formula="of:=[.C17]*1000" office:value-type="float" office:value="23217.1527347324" calcext:value-type="float">
            <text:p>23217.1527347324</text:p>
          </table:table-cell>
          <table:table-cell table:number-columns-repeated="12"/>
        </table:table-row>
        <table:table-row table:style-name="ro1">
          <table:table-cell office:value-type="float" office:value="9.00652194174225" calcext:value-type="float">
            <text:p>9.0065219417</text:p>
          </table:table-cell>
          <table:table-cell office:value-type="float" office:value="-4.74490239230732" calcext:value-type="float">
            <text:p>-4.7449023923</text:p>
          </table:table-cell>
          <table:table-cell office:value-type="float" office:value="26.403839951818" calcext:value-type="float">
            <text:p>26.4038399518</text:p>
          </table:table-cell>
          <table:table-cell office:value-type="float" office:value="17" calcext:value-type="float">
            <text:p>17</text:p>
          </table:table-cell>
          <table:table-cell table:formula="of:=[.A18]*1000" office:value-type="float" office:value="9006.52194174225" calcext:value-type="float">
            <text:p>9006.5219417423</text:p>
          </table:table-cell>
          <table:table-cell table:formula="of:=[.B18]*1000" office:value-type="float" office:value="-4744.90239230732" calcext:value-type="float">
            <text:p>-4744.9023923073</text:p>
          </table:table-cell>
          <table:table-cell table:formula="of:=[.C18]*1000" office:value-type="float" office:value="26403.839951818" calcext:value-type="float">
            <text:p>26403.839951818</text:p>
          </table:table-cell>
          <table:table-cell table:number-columns-repeated="12"/>
        </table:table-row>
        <table:table-row table:style-name="ro1">
          <table:table-cell office:value-type="float" office:value="11.1759081268071" calcext:value-type="float">
            <text:p>11.1759081268</text:p>
          </table:table-cell>
          <table:table-cell office:value-type="float" office:value="-1.52489386505763" calcext:value-type="float">
            <text:p>-1.5248938651</text:p>
          </table:table-cell>
          <table:table-cell office:value-type="float" office:value="31.4546308154173" calcext:value-type="float">
            <text:p>31.4546308154</text:p>
          </table:table-cell>
          <table:table-cell office:value-type="float" office:value="18" calcext:value-type="float">
            <text:p>18</text:p>
          </table:table-cell>
          <table:table-cell table:formula="of:=[.A19]*1000" office:value-type="float" office:value="11175.9081268071" calcext:value-type="float">
            <text:p>11175.9081268071</text:p>
          </table:table-cell>
          <table:table-cell table:formula="of:=[.B19]*1000" office:value-type="float" office:value="-1524.89386505763" calcext:value-type="float">
            <text:p>-1524.8938650576</text:p>
          </table:table-cell>
          <table:table-cell table:formula="of:=[.C19]*1000" office:value-type="float" office:value="31454.6308154173" calcext:value-type="float">
            <text:p>31454.6308154173</text:p>
          </table:table-cell>
          <table:table-cell table:number-columns-repeated="12"/>
        </table:table-row>
        <table:table-row table:style-name="ro1">
          <table:table-cell office:value-type="float" office:value="15.2813610968016" calcext:value-type="float">
            <text:p>15.2813610968</text:p>
          </table:table-cell>
          <table:table-cell office:value-type="float" office:value="10.5005483683608" calcext:value-type="float">
            <text:p>10.5005483684</text:p>
          </table:table-cell>
          <table:table-cell office:value-type="float" office:value="39.232172850848" calcext:value-type="float">
            <text:p>39.2321728508</text:p>
          </table:table-cell>
          <table:table-cell office:value-type="float" office:value="19" calcext:value-type="float">
            <text:p>19</text:p>
          </table:table-cell>
          <table:table-cell table:formula="of:=[.A20]*1000" office:value-type="float" office:value="15281.3610968016" calcext:value-type="float">
            <text:p>15281.3610968016</text:p>
          </table:table-cell>
          <table:table-cell table:formula="of:=[.B20]*1000" office:value-type="float" office:value="10500.5483683608" calcext:value-type="float">
            <text:p>10500.5483683608</text:p>
          </table:table-cell>
          <table:table-cell table:formula="of:=[.C20]*1000" office:value-type="float" office:value="39232.172850848" calcext:value-type="float">
            <text:p>39232.172850848</text:p>
          </table:table-cell>
          <table:table-cell table:number-columns-repeated="12"/>
        </table:table-row>
        <table:table-row table:style-name="ro1">
          <table:table-cell office:value-type="float" office:value="12.5186391372789" calcext:value-type="float">
            <text:p>12.5186391373</text:p>
          </table:table-cell>
          <table:table-cell office:value-type="float" office:value="43.8751655388222" calcext:value-type="float">
            <text:p>43.8751655388</text:p>
          </table:table-cell>
          <table:table-cell office:value-type="float" office:value="21.5493643738565" calcext:value-type="float">
            <text:p>21.5493643739</text:p>
          </table:table-cell>
          <table:table-cell office:value-type="float" office:value="20" calcext:value-type="float">
            <text:p>20</text:p>
          </table:table-cell>
          <table:table-cell table:formula="of:=[.A21]*1000" office:value-type="float" office:value="12518.6391372789" calcext:value-type="float">
            <text:p>12518.6391372789</text:p>
          </table:table-cell>
          <table:table-cell table:formula="of:=[.B21]*1000" office:value-type="float" office:value="43875.1655388222" calcext:value-type="float">
            <text:p>43875.1655388222</text:p>
          </table:table-cell>
          <table:table-cell table:formula="of:=[.C21]*1000" office:value-type="float" office:value="21549.3643738565" calcext:value-type="float">
            <text:p>21549.3643738565</text:p>
          </table:table-cell>
          <table:table-cell table:number-columns-repeated="12"/>
        </table:table-row>
        <table:table-row table:style-name="ro1">
          <table:table-cell office:value-type="float" office:value="3.33582856888974" calcext:value-type="float">
            <text:p>3.3358285689</text:p>
          </table:table-cell>
          <table:table-cell office:value-type="float" office:value="37.3758122149655" calcext:value-type="float">
            <text:p>37.375812215</text:p>
          </table:table-cell>
          <table:table-cell office:value-type="float" office:value="-1.97050939392454" calcext:value-type="float">
            <text:p>-1.9705093939</text:p>
          </table:table-cell>
          <table:table-cell office:value-type="float" office:value="21" calcext:value-type="float">
            <text:p>21</text:p>
          </table:table-cell>
          <table:table-cell table:formula="of:=[.A22]*1000" office:value-type="float" office:value="3335.82856888974" calcext:value-type="float">
            <text:p>3335.8285688897</text:p>
          </table:table-cell>
          <table:table-cell table:formula="of:=[.B22]*1000" office:value-type="float" office:value="37375.8122149655" calcext:value-type="float">
            <text:p>37375.8122149655</text:p>
          </table:table-cell>
          <table:table-cell table:formula="of:=[.C22]*1000" office:value-type="float" office:value="-1970.50939392454" calcext:value-type="float">
            <text:p>-1970.5093939245</text:p>
          </table:table-cell>
          <table:table-cell table:number-columns-repeated="12"/>
        </table:table-row>
        <table:table-row table:style-name="ro1">
          <table:table-cell office:value-type="float" office:value="0.788102754222617" calcext:value-type="float">
            <text:p>0.7881027542</text:p>
          </table:table-cell>
          <table:table-cell office:value-type="float" office:value="29.7657650766405" calcext:value-type="float">
            <text:p>29.7657650766</text:p>
          </table:table-cell>
          <table:table-cell office:value-type="float" office:value="-6.75248701311311" calcext:value-type="float">
            <text:p>-6.7524870131</text:p>
          </table:table-cell>
          <table:table-cell office:value-type="float" office:value="22" calcext:value-type="float">
            <text:p>22</text:p>
          </table:table-cell>
          <table:table-cell table:formula="of:=[.A23]*1000" office:value-type="float" office:value="788.102754222617" calcext:value-type="float">
            <text:p>788.1027542226</text:p>
          </table:table-cell>
          <table:table-cell table:formula="of:=[.B23]*1000" office:value-type="float" office:value="29765.7650766405" calcext:value-type="float">
            <text:p>29765.7650766405</text:p>
          </table:table-cell>
          <table:table-cell table:formula="of:=[.C23]*1000" office:value-type="float" office:value="-6752.48701311311" calcext:value-type="float">
            <text:p>-6752.4870131131</text:p>
          </table:table-cell>
          <table:table-cell table:number-columns-repeated="12"/>
        </table:table-row>
        <table:table-row table:style-name="ro1">
          <table:table-cell office:value-type="float" office:value="-0.168755852502067" calcext:value-type="float">
            <text:p>-0.1687558525</text:p>
          </table:table-cell>
          <table:table-cell office:value-type="float" office:value="25.3431365339651" calcext:value-type="float">
            <text:p>25.343136534</text:p>
          </table:table-cell>
          <table:table-cell office:value-type="float" office:value="-8.07861175277822" calcext:value-type="float">
            <text:p>-8.0786117528</text:p>
          </table:table-cell>
          <table:table-cell office:value-type="float" office:value="23" calcext:value-type="float">
            <text:p>23</text:p>
          </table:table-cell>
          <table:table-cell table:formula="of:=[.A24]*1000" office:value-type="float" office:value="-168.755852502067" calcext:value-type="float">
            <text:p>-168.7558525021</text:p>
          </table:table-cell>
          <table:table-cell table:formula="of:=[.B24]*1000" office:value-type="float" office:value="25343.1365339651" calcext:value-type="float">
            <text:p>25343.1365339651</text:p>
          </table:table-cell>
          <table:table-cell table:formula="of:=[.C24]*1000" office:value-type="float" office:value="-8078.61175277822" calcext:value-type="float">
            <text:p>-8078.6117527782</text:p>
          </table:table-cell>
          <table:table-cell table:number-columns-repeated="12"/>
        </table:table-row>
        <table:table-row table:style-name="ro1">
          <table:table-cell office:value-type="float" office:value="-0.634266264822633" calcext:value-type="float">
            <text:p>-0.6342662648</text:p>
          </table:table-cell>
          <table:table-cell office:value-type="float" office:value="22.4743817714393" calcext:value-type="float">
            <text:p>22.4743817714</text:p>
          </table:table-cell>
          <table:table-cell office:value-type="float" office:value="-8.50831619426603" calcext:value-type="float">
            <text:p>-8.5083161943</text:p>
          </table:table-cell>
          <table:table-cell office:value-type="float" office:value="24" calcext:value-type="float">
            <text:p>24</text:p>
          </table:table-cell>
          <table:table-cell table:formula="of:=[.A25]*1000" office:value-type="float" office:value="-634.266264822633" calcext:value-type="float">
            <text:p>-634.2662648226</text:p>
          </table:table-cell>
          <table:table-cell table:formula="of:=[.B25]*1000" office:value-type="float" office:value="22474.3817714393" calcext:value-type="float">
            <text:p>22474.3817714393</text:p>
          </table:table-cell>
          <table:table-cell table:formula="of:=[.C25]*1000" office:value-type="float" office:value="-8508.31619426603" calcext:value-type="float">
            <text:p>-8508.31619426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4">00/00/0000</text:date>, <text:time style:data-style-name="N2" text:time-value="14:10:11.358289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4T16:09:05.145742671</dc:date>
    <meta:editing-duration>PT2H15M43S</meta:editing-duration>
    <meta:editing-cycles>5</meta:editing-cycles>
    <meta:generator>LibreOffice/4.3.7.2$Linux_X86_64 LibreOffice_project/430$Build-2</meta:generator>
    <meta:document-statistic meta:table-count="1" meta:cell-count="1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2.043cm" svg:y="0.316cm" chart:style-name="ch2">
          <text:p>X-component of velocity vector of SL9 relative to Jupiter</text:p>
        </chart:title>
        <chart:plot-area chart:style-name="ch3" table:cell-range-address="velocities.A1:velocities.A24" svg:x="1.331cm" svg:y="1.275cm" svg:width="14.349cm" svg:height="7.551cm">
          <chartooo:coordinate-region svg:x="1.979cm" svg:y="1.474cm" svg:width="13.501cm" svg:height="7.153cm"/>
          <chart:axis chart:dimension="x" chart:name="primary-x" chart:style-name="ch4"/>
          <chart:axis chart:dimension="y" chart:name="primary-y" chart:style-name="ch4">
            <chart:title svg:x="0.451cm" svg:y="7.303cm" chart:style-name="ch5">
              <text:p>Velocity relative to Jupiter / m/s</text:p>
            </chart:title>
            <chart:grid chart:style-name="ch6" chart:class="major"/>
          </chart:axis>
          <chart:series chart:style-name="ch7" chart:values-cell-range-address="velocities.A1:velocities.A24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9126340662881">
                <text:p>3.49126340662881</text:p>
                <draw:g>
                  <svg:desc>velocities.A1:velocities.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7518219426391">
                <text:p>3.575182194263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6615500315244">
                <text:p>3.66615500315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76523507178977">
                <text:p>3.7652350717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7371075068317">
                <text:p>3.87371075068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9317732390346">
                <text:p>3.99317732390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2563742288044">
                <text:p>4.125637422880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7364447643997">
                <text:p>4.27364447643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405127284632">
                <text:p>4.4405127284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3063347663744">
                <text:p>4.63063347663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84996699715108">
                <text:p>4.84996699715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0683744598642">
                <text:p>5.106837445986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413276640297">
                <text:p>5.4132766402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8742253821573">
                <text:p>5.78742253821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5809464991197">
                <text:p>6.25809464991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7427732001778">
                <text:p>6.87427732001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2695588530334">
                <text:p>7.72695588530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00652194174225">
                <text:p>9.006521941742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1759081268071">
                <text:p>11.1759081268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2813610968016">
                <text:p>15.2813610968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5186391372789">
                <text:p>12.5186391372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3582856888974">
                <text:p>3.33582856888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8102754222617">
                <text:p>0.7881027542226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68755852502067">
                <text:p>-0.1687558525020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column-mapping="1 0" chart:style-name="ch1">
        <chart:title svg:x="2.016cm" svg:y="0.316cm" chart:style-name="ch2">
          <text:p>Y-component of velocity vector of SL9 relative to Jupiter</text:p>
        </chart:title>
        <chart:plot-area chart:style-name="ch3" table:cell-range-address="velocities.D1:velocities.D24 velocities.B1:velocities.B24" svg:x="1.331cm" svg:y="1.275cm" svg:width="14.349cm" svg:height="6.57cm">
          <chartooo:coordinate-region svg:x="2.111cm" svg:y="1.474cm" svg:width="13.369cm" svg:height="6.172cm"/>
          <chart:axis chart:dimension="x" chart:name="primary-x" chart:style-name="ch4">
            <chart:title svg:x="7.641cm" svg:y="8.025cm" chart:style-name="ch5">
              <text:p>Time / hour</text:p>
            </chart:title>
          </chart:axis>
          <chart:axis chart:dimension="y" chart:name="primary-y" chart:style-name="ch4">
            <chart:title svg:x="0.451cm" svg:y="6.813cm" chart:style-name="ch6">
              <text:p>Velocity relative to Jupiter / m/s</text:p>
            </chart:title>
            <chart:grid chart:style-name="ch7" chart:class="major"/>
          </chart:axis>
          <chart:series chart:style-name="ch8" chart:values-cell-range-address="velocities.B1:velocities.B24" chart:class="chart:scatter">
            <chart:domain table:cell-range-address="velocities.D1:velocities.D24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elocities.D1:velocities.D24</svg:desc>
                </draw:g>
              </table:table-cell>
              <table:table-cell office:value-type="float" office:value="-6.31420815495633">
                <text:p>-6.31420815495633</text:p>
                <draw:g>
                  <svg:desc>velocities.B1:velocities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6.36888560036981">
                <text:p>-6.36888560036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6.42479175487561">
                <text:p>-6.42479175487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6.48176715423807">
                <text:p>-6.48176715423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6.53955484839426">
                <text:p>-6.53955484839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6.59775368897282">
                <text:p>-6.59775368897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6.65574670273474">
                <text:p>-6.65574670273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6.71258887198962">
                <text:p>-6.712588871989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6.76682682045774">
                <text:p>-6.76682682045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6.81620035190275">
                <text:p>-6.81620035190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6.85713076045447">
                <text:p>-6.85713076045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6.88380598805896">
                <text:p>-6.88380598805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.88645989296915">
                <text:p>-6.88645989296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8479276325014">
                <text:p>-6.84792763250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6.73618950969669">
                <text:p>-6.73618950969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6.48652091679311">
                <text:p>-6.48652091679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5.9526052042175">
                <text:p>-5.95260520421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4.74490239230732">
                <text:p>-4.74490239230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52489386505763">
                <text:p>-1.524893865057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.5005483683608">
                <text:p>10.5005483683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3.8751655388222">
                <text:p>43.8751655388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.3758122149655">
                <text:p>37.37581221496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9.7657650766405">
                <text:p>29.7657650766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.3431365339651">
                <text:p>25.3431365339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2.043cm" svg:y="0.316cm" chart:style-name="ch2">
          <text:p>Z-component of velocity vector of SL9 relative to Jupiter</text:p>
        </chart:title>
        <chart:plot-area chart:style-name="ch3" table:cell-range-address="velocities.C1:velocities.C24" svg:x="1.331cm" svg:y="1.275cm" svg:width="14.349cm" svg:height="7.551cm">
          <chartooo:coordinate-region svg:x="2.111cm" svg:y="1.475cm" svg:width="13.369cm" svg:height="7.152cm"/>
          <chart:axis chart:dimension="x" chart:name="primary-x" chart:style-name="ch4"/>
          <chart:axis chart:dimension="y" chart:name="primary-y" chart:style-name="ch4">
            <chart:title svg:x="0.451cm" svg:y="7.303cm" chart:style-name="ch5">
              <text:p>Velocity relative to Jupiter / m/s</text:p>
            </chart:title>
            <chart:grid chart:style-name="ch6" chart:class="major"/>
          </chart:axis>
          <chart:series chart:style-name="ch7" chart:values-cell-range-address="velocities.C1:velocities.C24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582300480805">
                <text:p>11.582300480805</text:p>
                <draw:g>
                  <svg:desc>velocities.C1:velocities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8310518584168">
                <text:p>11.8310518584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0997179482489">
                <text:p>12.0997179482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3911793782037">
                <text:p>12.3911793782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089400317941">
                <text:p>12.70894003179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573120924358">
                <text:p>13.0573120924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4416729088809">
                <text:p>13.4416729088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8688290428357">
                <text:p>13.8688290428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3475445173819">
                <text:p>14.3475445173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893282341728">
                <text:p>14.8893282341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096446999322">
                <text:p>15.5096446999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2298441262193">
                <text:p>16.22984412621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.0803730845821">
                <text:p>17.0803730845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1063931599566">
                <text:p>18.1063931599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37823365937">
                <text:p>19.378233659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0123373537183">
                <text:p>21.0123373537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2171527347324">
                <text:p>23.21715273473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403839951818">
                <text:p>26.40383995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4546308154173">
                <text:p>31.45463081541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232172850848">
                <text:p>39.232172850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5493643738565">
                <text:p>21.54936437385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7050939392454">
                <text:p>-1.97050939392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6.75248701311311">
                <text:p>-6.75248701311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8.07861175277822">
                <text:p>-8.078611752778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